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我的最愛</text:p>
      <text:p text:style-name="Standard"/>
      <text:p text:style-name="Standard">1.最喜歡的三個作家：</text:p>
      <text:p text:style-name="Standard">三天兩覺：起點的一位網路作家，他的小說我全部都有看過，他的作品也改變了我很多思考的邏輯與模式，我最喜歡他作品中的「販罪」，要說的話，我可以稱他是我這輩子看過最棒的作品，我覺得很難用什麼詞語概括這部作品，他的主軸是講述一個有超能力者的世界，講一群犯罪者推翻政權的故事，但事實上裡面有很多意象，以及我覺得作者是一個將人物刻化得非常好的作家，很值得認識</text:p>
      <text:p text:style-name="Standard"/>
      <text:p text:style-name="Standard">江戶川亂步：日本的一位非常有名的推理作家，我本來就滿喜歡推理小說的，我也很喜歡他的文筆，敘述事情的風格跟詭譎與意料之外的劇情，不算是一般本格推理小說作家，我滿喜歡的作品是人間椅子、以及帕諾拉馬島奇譚，他的文筆總是讓我有一種被驚豔到的感覺，帕諾拉馬島奇譚中有一幕是，當主角想將手伸進死人的嘴裡，江戶川亂步的形容是這樣的「他並非害怕死人可能咬住手，而是死人在肺臟停止運作後依然想要呼吸」，這段話讓我非常非常印象深刻。</text:p>
      <text:p text:style-name="Standard"/>
      <text:p text:style-name="Standard">榎宮祐：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23:32:06.059724683</meta:creation-date>
    <dc:date>2022-04-12T00:05:54.642252567</dc:date>
    <meta:editing-duration>PT1M44S</meta:editing-duration>
    <meta:editing-cycles>1</meta:editing-cycles>
    <meta:document-statistic meta:table-count="0" meta:image-count="0" meta:object-count="0" meta:page-count="1" meta:paragraph-count="5" meta:word-count="397" meta:character-count="398" meta:non-whitespace-character-count="398"/>
    <meta:generator>LibreOffice/6.4.7.2$Linux_X86_64 LibreOffice_project/40$Build-2</meta:generator>
  </office:meta>
</office:document-meta>
</file>